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inh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9" table:number-rows-spanned="1">
            <text:p>vinho</text:p>
          </table:table-cell>
          <table:covered-table-cell table:number-columns-repeated="8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office:value-type="string" calcext:value-type="string">
            <text:p>Safra</text:p>
          </table:table-cell>
          <table:table-cell office:value-type="string" calcext:value-type="string">
            <text:p>Conteú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Teor Alcoólico</text:p>
          </table:table-cell>
          <table:table-cell office:value-type="string" calcext:value-type="string">
            <text:p>Amadurecimento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Nota</text:p>
          </table:table-cell>
        </table:table-row>
        <table:table-row table:style-name="ro1" table:number-rows-repeated="27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gra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 pratos gordurosos então vinhos tinto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 vinho branco safra menor que 4 ano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 peixe | fruto do mar → vinho branc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 massa → vinho italian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olonhesa → tin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lho branco → branc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 comemoração, espumante</text:p>
          </table:table-cell>
          <table:table-cell table:number-columns-repeated="8"/>
        </table:table-row>
      </table:table>
      <table:table table:name="Localização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localizaca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aís</text:p>
          </table:table-cell>
          <table:table-cell office:value-type="string" calcext:value-type="string">
            <text:p>Região</text:p>
          </table:table-cell>
          <table:table-cell office:value-type="string" calcext:value-type="string">
            <text:p>Vinícola</text:p>
          </table:table-cell>
        </table:table-row>
      </table:table>
      <table:table table:name="Característica Vinho" table:style-name="ta1"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caracteristicaVinho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Visual</text:p>
          </table:table-cell>
          <table:table-cell office:value-type="string" calcext:value-type="string">
            <text:p>Olfativo</text:p>
          </table:table-cell>
          <table:table-cell office:value-type="string" calcext:value-type="string">
            <text:p>Gustativo</text:p>
          </table:table-cell>
          <table:table-cell office:value-type="string" calcext:value-type="string">
            <text:p>Harmonização</text:p>
          </table:table-cell>
          <table:table-cell office:value-type="string" calcext:value-type="string">
            <text:p>Vinho Nome</text:p>
          </table:table-cell>
        </table:table-row>
      </table:table>
      <table:table table:name="Característica País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caracteristicaPais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País</text:p>
          </table:table-cell>
          <table:table-cell office:value-type="string" calcext:value-type="string">
            <text:p>Sigla</text:p>
          </table:table-cell>
          <table:table-cell office:value-type="string" calcext:value-type="string">
            <text:p>Adjetivo1</text:p>
          </table:table-cell>
          <table:table-cell office:value-type="string" calcext:value-type="string">
            <text:p>Adjetivo2</text:p>
          </table:table-cell>
          <table:table-cell office:value-type="string" calcext:value-type="string">
            <text:p>Clima</text:p>
          </table:table-cell>
        </table:table-row>
      </table:table>
      <table:table table:name="Harmonizaçã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harmonizacao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office:value-type="string" calcext:value-type="string">
            <text:p>peso_sabores</text:p>
          </table:table-cell>
          <table:table-cell office:value-type="string" calcext:value-type="string">
            <office:annotation draw:style-name="gr1" draw:text-style-name="P1" svg:width="2.899cm" svg:height="2.966cm" svg:x="9.886cm" svg:y="0cm" draw:caption-point-x="-0.61cm" draw:caption-point-y="0.913cm">
              <dc:date>2014-05-14T00:00:00</dc:date>
              <text:p text:style-name="P1">Coqueteis, HH, Festa na piscina, Churrasco, almoço,janta,festa, comemoração, datas especiais</text:p>
            </office:annotation>
            <text:p>momento</text:p>
          </table:table-cell>
          <table:table-cell office:value-type="string" calcext:value-type="string">
            <text:p>gordura</text:p>
          </table:table-cell>
          <table:table-cell office:value-type="string" calcext:value-type="string">
            <office:annotation draw:style-name="gr1" draw:text-style-name="P1" svg:width="2.899cm" svg:height="2.571cm" svg:x="14.402cm" svg:y="0cm" draw:caption-point-x="-0.61cm" draw:caption-point-y="0.913cm">
              <dc:date>2014-05-14T00:00:00</dc:date>
              <text:p text:style-name="P1">(Peixes,frutos do mar, ave, caça, carne vermelha, suína, prato, salada,sobremesa,massa)</text:p>
            </office:annotation>
            <text:p>tip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/00/0000</text:date>, <text:time style:data-style-name="N2" text:time-value="11:22:37.1450112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23:39:24.696156919</meta:creation-date>
    <dc:date>2014-05-14T11:40:22.100280363</dc:date>
    <meta:editing-duration>PT1M14S</meta:editing-duration>
    <meta:editing-cycles>3</meta:editing-cycles>
    <meta:generator>LibreOffice/4.2.3.3$Linux_X86_64 LibreOffice_project/420m0$Build-3</meta:generator>
    <meta:document-statistic meta:table-count="5" meta:cell-count="40" meta:object-count="0"/>
  </office:meta>
</office:document-meta>
</file>